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Excelente reflexión. Lo que estás desarrollando no solo enriquece la sección, sino que cambia por completo su tono: lo vuelve más íntimo, más físico, más filosóficamente comprometido. Planteas dos grandes ideas que debemos integrar con claridad:</text:p>
      <text:list xml:id="list435455065" text:style-name="L1">
        <text:list-item>
          <text:p text:style-name="P1"><text:span text:style-name="Strong_20_Emphasis">La interdependencia funcional de los seres vivos</text:span>: ningún individuo (especialmente los más complejos) puede existir por sí solo fuera del sistema viviente que lo sostiene.</text:p>
        </text:list-item>
        <text:list-item>
          <text:p text:style-name="P1"><text:span text:style-name="Strong_20_Emphasis">La ilusión de la separación espacial</text:span>: la distancia no implica separación real; la vida puede abarcar lo que parece inconexo si el proceso es continuo y las partes están funcionalmente ligadas.</text:p>
        </text:list-item>
      </text:list>
      <text:p text:style-name="Text_20_body">Con esto en mente, propongo una nueva versión del borrador para la sección <text:span text:style-name="Strong_20_Emphasis">"4. Un solo ser en todo el universo"</text:span>, basada en tus observaciones:</text:p>
      <text:p text:style-name="Horizontal_20_Line"/>
      <text:h text:style-name="Heading_20_3" text:outline-level="3">4. Un solo ser en todo el universo</text:h>
      <text:p text:style-name="Text_20_body">¿Puede un individuo vivir aislado del resto?<text:line-break/>Tomemos una cabra y dejémosla en la Luna. No es una metáfora. Literalmente.<text:line-break/>¿Sobrevivirá? No.<text:line-break/>No por su fragilidad, sino por su <text:span text:style-name="Strong_20_Emphasis">dependencia del resto de la vida</text:span>.</text:p>
      <text:p text:style-name="Text_20_body">No puede respirar sin el oxígeno que otros seres producen.<text:line-break/>No puede alimentarse sin plantas, sin microorganismos, sin toda la cadena viva que fermenta, nutre y transforma la materia.<text:line-break/>La cabra, como nosotros, <text:span text:style-name="Strong_20_Emphasis">no es un ser independiente</text:span>.<text:line-break/>Es una rama que brota de un árbol que la sostiene.</text:p>
      <text:p text:style-name="Text_20_body">Algunas formas de vida, como ciertas plantas o bacterias, parecen más autosuficientes.<text:line-break/>Podemos llamarlas <text:span text:style-name="Strong_20_Emphasis">colonizadoras</text:span>, pioneras.<text:line-break/>Pero incluso ellas necesitan un entorno: luz, minerales, dióxido de carbono, agua...<text:line-break/>Y al transformar su entorno, crean las condiciones para que otras formas de vida puedan surgir.</text:p>
      <text:p text:style-name="Text_20_body">Así, <text:span text:style-name="Strong_20_Emphasis">cada nuevo ser no aparece desde cero, sino desde la red</text:span>.<text:line-break/>Como brotes que nacen de ramas que vienen de otras ramas.<text:line-break/>Y los individuos —nosotros— somos hojas que se desprenden por un instante,<text:line-break/>pero que solo viven mientras esa savia, ese flujo de vida, nos recorra.</text:p>
      <text:p text:style-name="Text_20_body">Desde esta mirada, <text:span text:style-name="Strong_20_Emphasis">la vida no es una colección de cosas</text:span>.<text:line-break/>Es un solo proceso, un solo sistema, un solo ser que se despliega en ramificaciones que llamamos especies, y en formas momentáneas que llamamos individuos.</text:p>
      <text:p text:style-name="Text_20_body">Entonces, ¿qué decir de la distancia?<text:line-break/>El universo es vasto. Las galaxias están separadas por miles de años luz.<text:line-break/>Pero eso no significa separación real.<text:line-break/><text:soft-page-break/>Entre un electrón y su núcleo también hay una distancia inmensa.<text:line-break/>¿Eso divide al átomo? No.</text:p>
      <text:p text:style-name="Text_20_body">La ardilla y el árbol están separados, pero viven uno del otro.<text:line-break/>Son parte del mismo ciclo, del mismo proceso, de <text:span text:style-name="Strong_20_Emphasis">la misma criatura</text:span>.</text:p>
      <text:p text:style-name="Text_20_body">Y si existe vida en otros planetas, en otras galaxias,<text:line-break/>no son “otras vidas”,<text:line-break/>son <text:span text:style-name="Strong_20_Emphasis">la misma vida</text:span> extendiéndose, explorándose, pensándose a sí misma.</text:p>
      <text:p text:style-name="Text_20_body">Una criatura única, antigua, inmensa.<text:line-break/>Tal vez infinita.<text:line-break/>Que respira a través de los árboles.<text:line-break/>Que mira a través de los ojos humanos.<text:line-break/>Y que camina, corre, flota y sueña en cada rincón donde puede surgir.</text:p>
      <text:p text:style-name="Horizontal_20_Line"/>
      <text:p text:style-name="Text_20_body">¿Quieres que exploremos también una <text:a xlink:type="simple" xlink:href="https://chatgpt.com/c/f" text:style-name="Internet_20_link" text:visited-style-name="Visited_20_Internet_20_Link">versión más mística</text:a>, en donde insinuemos que este ser único no solo existe, sino que <text:span text:style-name="Emphasis">es</text:span> el universo mism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6T10:32:44.661000000</meta:creation-date>
    <dc:date>2025-06-16T10:35:19.683000000</dc:date>
    <meta:editing-duration>PT2M35S</meta:editing-duration>
    <meta:editing-cycles>1</meta:editing-cycles>
    <meta:document-statistic meta:table-count="0" meta:image-count="0" meta:object-count="0" meta:page-count="2" meta:paragraph-count="15" meta:word-count="488" meta:character-count="2927" meta:non-whitespace-character-count="2456"/>
    <meta:generator>LibreOffice/7.3.5.2$Windows_X86_64 LibreOffice_project/184fe81b8c8c30d8b5082578aee2fed2ea847c01</meta:generator>
  </office:meta>
</office:document-meta>
</file>